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41.99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193.75pt"/>
    </style:style>
    <style:style style:name="co7" style:family="table-column">
      <style:table-column-properties fo:break-before="auto" style:column-width="155.91pt"/>
    </style:style>
    <style:style style:name="co8" style:family="table-column">
      <style:table-column-properties fo:break-before="auto" style:column-width="231.5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Věk pasažéra</text:p>
          </table:table-cell>
          <table:table-cell office:value-type="string" calcext:value-type="string">
            <text:p>Stát pasažéra</text:p>
          </table:table-cell>
          <table:table-cell office:value-type="string" calcext:value-type="string">
            <text:p>Karta frequent flyer programu</text:p>
          </table:table-cell>
          <table:table-cell office:value-type="string" calcext:value-type="string">
            <text:p>Třída</text:p>
          </table:table-cell>
          <table:table-cell office:value-type="string" calcext:value-type="string">
            <text:p>Preferense sedět u nouzového východu</text:p>
          </table:table-cell>
          <table:table-cell office:value-type="string" calcext:value-type="string">
            <text:p>Zpátečný letenka</text:p>
          </table:table-cell>
          <table:table-cell office:value-type="string" calcext:value-type="string">
            <text:p>Možnost změny termínu letu</text:p>
          </table:table-cell>
          <table:table-cell office:value-type="string" calcext:value-type="string">
            <text:p>pair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Je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, s pevným návratem-B</text:p>
          </table:table-cell>
          <table:table-cell office:value-type="string" calcext:value-type="string">
            <text:p>Do dvou dnů před letem za poplatek 250 EU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10 let-A</text:p>
          </table:table-cell>
          <table:table-cell office:value-type="string" calcext:value-type="string">
            <text:p>Není občan země EU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, s otevřeným návratem-A</text:p>
          </table:table-cell>
          <table:table-cell office:value-type="string" calcext:value-type="string">
            <text:p>Do dvou dnů před letem za poplatek 250 EU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Je občan země EU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-C</text:p>
          </table:table-cell>
          <table:table-cell office:value-type="string" calcext:value-type="string">
            <text:p>Do jednoho týdne před letem za poplatek 50 EU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-10 let-A</text:p>
          </table:table-cell>
          <table:table-cell office:value-type="string" calcext:value-type="string">
            <text:p>Není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, s pevným návratem-B</text:p>
          </table:table-cell>
          <table:table-cell office:value-type="string" calcext:value-type="string">
            <text:p>Do jednoho týdne před letem za poplatek 50 EU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 a více let-B</text:p>
          </table:table-cell>
          <table:table-cell office:value-type="string" calcext:value-type="string">
            <text:p>Je občan země EU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, s otevřeným návratem-A</text:p>
          </table:table-cell>
          <table:table-cell office:value-type="string" calcext:value-type="string">
            <text:p>Do dvou týdnů před letem za poplatek 20 EU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Není občan země EU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, s otevřeným návratem-A</text:p>
          </table:table-cell>
          <table:table-cell office:value-type="string" calcext:value-type="string">
            <text:p>Do dvou týdnů před letem za poplatek 20 EU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 a více let-B</text:p>
          </table:table-cell>
          <table:table-cell office:value-type="string" calcext:value-type="string">
            <text:p>Není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-C</text:p>
          </table:table-cell>
          <table:table-cell office:value-type="string" calcext:value-type="string">
            <text:p>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-10 let-A</text:p>
          </table:table-cell>
          <table:table-cell office:value-type="string" calcext:value-type="string">
            <text:p>Je občan země EU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, s pevným návratem-B</text:p>
          </table:table-cell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 a více let-B</text:p>
          </table:table-cell>
          <table:table-cell office:value-type="string" calcext:value-type="string">
            <text:p>~Není občan země EU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, s pevným návratem-B</text:p>
          </table:table-cell>
          <table:table-cell office:value-type="string" calcext:value-type="string">
            <text:p>Do dvou dnů před letem za poplatek 250 EU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~Je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~První-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, s otevřeným návratem-A</text:p>
          </table:table-cell>
          <table:table-cell office:value-type="string" calcext:value-type="string">
            <text:p>Do jednoho týdne před letem za poplatek 50 EU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office:value-type="string" calcext:value-type="string">
            <text:p>-Sloucil jsem tri tridy ekvivalence v kategorii "vek pasazera" do jedne, nebo vek 10 a vice let mel stejnou prioritu a mezi pasazery od 10 a vice let prakticky nejsou dulezite rozdily <text:span text:style-name="T1">(</text:span>od 10 let muzou letat deti samy<text:span text:style-name="T1">) (zbylo 16)</text:span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vyradil jsem kombinace s pairing &lt;= 2 (nic moc neovlivni) <text:span text:style-name="T2">(zbylo 12)</text:span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prohodil jsem dve tridy s dont care flagem na konci. u 6. testu jsem zamenil Ne-C za Ano, s otevrenym navratem -A aby si byli dva testy (6. a posledni 12.) co nejpodobnejsi -&gt; mene pairings, mohu odstranit <text:span text:style-name="T2">(zbylo 11)</text:span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prohodil jsem u 11. test casu dont care flag values, zmenil jsem jednu s nizsi prioritou na vyssi (Ne-C na Ano, s pevnym navratem-B) a uz se lisilo pouze jedno policko (moznost zmeny terminu) bez priority <text:span text:style-name="T2">(zbylo 10)</text:span></text:p>
          </table:table-cell>
          <table:table-cell table:number-columns-repeated="7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8:02:00.086988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53:06.589069597</meta:creation-date>
    <dc:date>2018-03-20T18:06:56.090576851</dc:date>
    <meta:editing-duration>PT23M5S</meta:editing-duration>
    <meta:editing-cycles>8</meta:editing-cycles>
    <meta:generator>LibreOffice/5.1.6.2$Linux_X86_64 LibreOffice_project/10m0$Build-2</meta:generator>
    <meta:document-statistic meta:table-count="2" meta:cell-count="103" meta:object-count="0"/>
  </office:meta>
</office:document-meta>
</file>